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14ba32" officeooo:paragraph-rsid="0020450e"/>
    </style:style>
    <style:style style:name="P4" style:family="paragraph" style:parent-style-name="Standard">
      <style:text-properties officeooo:rsid="0014ba32" officeooo:paragraph-rsid="00205f0b"/>
    </style:style>
    <style:style style:name="P5" style:family="paragraph" style:parent-style-name="Standard">
      <style:text-properties officeooo:rsid="0018541a" officeooo:paragraph-rsid="0018541a"/>
    </style:style>
    <style:style style:name="P6" style:family="paragraph" style:parent-style-name="Standard">
      <style:text-properties officeooo:rsid="0018541a" officeooo:paragraph-rsid="00514b0b"/>
    </style:style>
    <style:style style:name="P7" style:family="paragraph" style:parent-style-name="Standard">
      <style:text-properties officeooo:paragraph-rsid="0020450e"/>
    </style:style>
    <style:style style:name="P8" style:family="paragraph" style:parent-style-name="Standard">
      <style:text-properties officeooo:rsid="00213da7" officeooo:paragraph-rsid="00213da7"/>
    </style:style>
    <style:style style:name="P9" style:family="paragraph" style:parent-style-name="Standard">
      <style:text-properties officeooo:rsid="002bc38d" officeooo:paragraph-rsid="005783c0"/>
    </style:style>
    <style:style style:name="P10" style:family="paragraph" style:parent-style-name="Standard">
      <style:text-properties officeooo:rsid="003ea29b" officeooo:paragraph-rsid="005783c0"/>
    </style:style>
    <style:style style:name="P11" style:family="paragraph" style:parent-style-name="Standard">
      <style:text-properties officeooo:rsid="00446fc1" officeooo:paragraph-rsid="005783c0"/>
    </style:style>
    <style:style style:name="P12" style:family="paragraph" style:parent-style-name="Standard">
      <style:text-properties officeooo:rsid="00501d1e" officeooo:paragraph-rsid="00501d1e"/>
    </style:style>
    <style:style style:name="P13" style:family="paragraph" style:parent-style-name="Standard">
      <style:text-properties officeooo:rsid="0052d1b3" officeooo:paragraph-rsid="0052d1b3"/>
    </style:style>
    <style:style style:name="P14" style:family="paragraph" style:parent-style-name="Standard">
      <style:text-properties officeooo:rsid="00266f75" officeooo:paragraph-rsid="005783c0"/>
    </style:style>
    <style:style style:name="P15" style:family="paragraph" style:parent-style-name="Standard">
      <style:text-properties officeooo:rsid="00604453" officeooo:paragraph-rsid="00604453"/>
    </style:style>
    <style:style style:name="P16" style:family="paragraph" style:parent-style-name="Standard">
      <style:text-properties officeooo:rsid="00514b0b" officeooo:paragraph-rsid="00514b0b"/>
    </style:style>
    <style:style style:name="P17" style:family="paragraph" style:parent-style-name="Standard">
      <style:text-properties officeooo:rsid="004634e4" officeooo:paragraph-rsid="005783c0"/>
    </style:style>
    <style:style style:name="P18" style:family="paragraph" style:parent-style-name="Standard">
      <style:text-properties officeooo:rsid="0064a87e" officeooo:paragraph-rsid="0064a87e"/>
    </style:style>
    <style:style style:name="P19" style:family="paragraph" style:parent-style-name="Standard">
      <style:text-properties officeooo:rsid="0066692d" officeooo:paragraph-rsid="00668697"/>
    </style:style>
    <style:style style:name="P20" style:family="paragraph" style:parent-style-name="Standard">
      <style:text-properties officeooo:paragraph-rsid="00668697"/>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officeooo:rsid="006961a1" officeooo:paragraph-rsid="006961a1"/>
    </style:style>
    <style:style style:name="P23" style:family="paragraph" style:parent-style-name="Table_20_Contents">
      <style:text-properties officeooo:rsid="00446fc1" officeooo:paragraph-rsid="00446fc1"/>
    </style:style>
    <style:style style:name="P24" style:family="paragraph" style:parent-style-name="Table_20_Contents">
      <style:text-properties officeooo:rsid="0045973d" officeooo:paragraph-rsid="0045973d"/>
    </style:style>
    <style:style style:name="P25" style:family="paragraph" style:parent-style-name="Table_20_Contents">
      <style:text-properties officeooo:rsid="0045973d" officeooo:paragraph-rsid="004a8cbc"/>
    </style:style>
    <style:style style:name="P26" style:family="paragraph" style:parent-style-name="Table_20_Contents">
      <style:text-properties officeooo:rsid="004634e4" officeooo:paragraph-rsid="004634e4"/>
    </style:style>
    <style:style style:name="P27" style:family="paragraph" style:parent-style-name="Table_20_Contents">
      <style:text-properties officeooo:rsid="0048fac2" officeooo:paragraph-rsid="0048fac2"/>
    </style:style>
    <style:style style:name="P28" style:family="paragraph" style:parent-style-name="Table_20_Contents">
      <style:text-properties officeooo:rsid="004986d9" officeooo:paragraph-rsid="004986d9"/>
    </style:style>
    <style:style style:name="P29" style:family="paragraph" style:parent-style-name="Table_20_Contents">
      <style:text-properties officeooo:rsid="004a8cbc" officeooo:paragraph-rsid="004a8cbc"/>
    </style:style>
    <style:style style:name="P30" style:family="paragraph" style:parent-style-name="Table_20_Contents">
      <style:text-properties officeooo:rsid="004c69e7" officeooo:paragraph-rsid="004c69e7"/>
    </style:style>
    <style:style style:name="P31" style:family="paragraph" style:parent-style-name="Table_20_Contents">
      <style:text-properties officeooo:rsid="006c046a" officeooo:paragraph-rsid="006c046a"/>
    </style:style>
    <style:style style:name="P32" style:family="paragraph" style:parent-style-name="Table_20_Heading">
      <style:text-properties officeooo:rsid="00446fc1" officeooo:paragraph-rsid="00446fc1"/>
    </style:style>
    <style:style style:name="P33" style:family="paragraph" style:parent-style-name="Table_20_Heading">
      <style:text-properties officeooo:rsid="0045973d" officeooo:paragraph-rsid="0045973d"/>
    </style:style>
    <style:style style:name="P34" style:family="paragraph" style:parent-style-name="Table_20_Heading">
      <style:text-properties officeooo:rsid="004a8cbc" officeooo:paragraph-rsid="004a8cbc"/>
    </style:style>
    <style:style style:name="P35" style:family="paragraph" style:parent-style-name="Text_20_body">
      <style:text-properties officeooo:rsid="0056181c" officeooo:paragraph-rsid="00570dfe"/>
    </style:style>
    <style:style style:name="P36" style:family="paragraph" style:parent-style-name="Text_20_body">
      <style:text-properties officeooo:rsid="005783c0" officeooo:paragraph-rsid="005783c0"/>
    </style:style>
    <style:style style:name="P37" style:family="paragraph" style:parent-style-name="Text_20_body">
      <style:text-properties officeooo:rsid="00446fc1"/>
    </style:style>
    <style:style style:name="P38" style:family="paragraph" style:parent-style-name="Text_20_body">
      <style:text-properties officeooo:rsid="00598330" officeooo:paragraph-rsid="00598330"/>
    </style:style>
    <style:style style:name="P39" style:family="paragraph" style:parent-style-name="Text_20_body">
      <style:text-properties officeooo:rsid="005db39d" officeooo:paragraph-rsid="005db39d"/>
    </style:style>
    <style:style style:name="P40" style:family="paragraph" style:parent-style-name="Text_20_body">
      <style:text-properties officeooo:rsid="0063ea4c" officeooo:paragraph-rsid="0063ea4c"/>
    </style:style>
    <style:style style:name="P41" style:family="paragraph" style:parent-style-name="Text_20_body">
      <style:text-properties fo:color="#ff3333" officeooo:rsid="006b2ec7" officeooo:paragraph-rsid="006b2ec7" loext:shadow="none"/>
    </style:style>
    <style:style style:name="P42" style:family="paragraph" style:parent-style-name="Standard" style:list-style-name="L1">
      <style:text-properties officeooo:rsid="0020450e" officeooo:paragraph-rsid="0020450e"/>
    </style:style>
    <style:style style:name="P43" style:family="paragraph" style:parent-style-name="Standard" style:list-style-name="L1">
      <style:text-properties officeooo:rsid="004eb57d" officeooo:paragraph-rsid="004eb57d"/>
    </style:style>
    <style:style style:name="P44" style:family="paragraph" style:parent-style-name="Standard" style:list-style-name="L2">
      <style:text-properties fo:font-weight="normal" officeooo:rsid="0067f11e" officeooo:paragraph-rsid="0067f11e" style:font-weight-asian="normal" style:font-weight-complex="normal"/>
    </style:style>
    <style:style style:name="P45" style:family="paragraph" style:parent-style-name="Standard" style:list-style-name="L3">
      <style:text-properties officeooo:rsid="002bc38d" officeooo:paragraph-rsid="005783c0"/>
    </style:style>
    <style:style style:name="P46" style:family="paragraph" style:parent-style-name="Standard" style:list-style-name="L4">
      <style:text-properties officeooo:rsid="002bc38d" officeooo:paragraph-rsid="005783c0"/>
    </style:style>
    <style:style style:name="P47" style:family="paragraph" style:parent-style-name="Standard" style:list-style-name="L3">
      <style:text-properties officeooo:rsid="00305168" officeooo:paragraph-rsid="005783c0"/>
    </style:style>
    <style:style style:name="P48" style:family="paragraph" style:parent-style-name="Standard" style:list-style-name="L3">
      <style:text-properties officeooo:rsid="0035a49c" officeooo:paragraph-rsid="005783c0"/>
    </style:style>
    <style:style style:name="P49" style:family="paragraph" style:parent-style-name="Standard" style:list-style-name="L3">
      <style:text-properties officeooo:rsid="00362e57" officeooo:paragraph-rsid="005783c0"/>
    </style:style>
    <style:style style:name="P50" style:family="paragraph" style:parent-style-name="Standard" style:list-style-name="L3">
      <style:text-properties officeooo:rsid="003ea29b" officeooo:paragraph-rsid="005783c0"/>
    </style:style>
    <style:style style:name="P51" style:family="paragraph" style:parent-style-name="Standard" style:list-style-name="L4">
      <style:text-properties officeooo:rsid="0029b760" officeooo:paragraph-rsid="005783c0"/>
    </style:style>
    <style:style style:name="P52" style:family="paragraph" style:parent-style-name="Standard" style:list-style-name="L4">
      <style:text-properties officeooo:rsid="002862a8" officeooo:paragraph-rsid="005783c0"/>
    </style:style>
    <style:style style:name="P53" style:family="paragraph" style:parent-style-name="Standard" style:list-style-name="L4">
      <style:text-properties officeooo:rsid="00427392" officeooo:paragraph-rsid="005783c0"/>
    </style:style>
    <style:style style:name="P54" style:family="paragraph" style:parent-style-name="Standard" style:list-style-name="L4">
      <style:text-properties officeooo:rsid="00383329" officeooo:paragraph-rsid="005783c0"/>
    </style:style>
    <style:style style:name="P55" style:family="paragraph" style:parent-style-name="Standard" style:list-style-name="L4">
      <style:text-properties officeooo:rsid="00432c2e" officeooo:paragraph-rsid="005783c0"/>
    </style:style>
    <style:style style:name="P56" style:family="paragraph" style:parent-style-name="Heading_20_1">
      <style:text-properties officeooo:rsid="00604453" officeooo:paragraph-rsid="00604453"/>
    </style:style>
    <style:style style:name="P57" style:family="paragraph" style:parent-style-name="Heading_20_1">
      <style:text-properties officeooo:paragraph-rsid="0056181c"/>
    </style:style>
    <style:style style:name="P58" style:family="paragraph" style:parent-style-name="Heading_20_1">
      <style:text-properties officeooo:paragraph-rsid="0064a87e"/>
    </style:style>
    <style:style style:name="P59" style:family="paragraph" style:parent-style-name="Heading_20_1">
      <style:text-properties officeooo:paragraph-rsid="005783c0"/>
    </style:style>
    <style:style style:name="P60"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61" style:family="paragraph" style:parent-style-name="Table_20_Contents">
      <style:text-properties officeooo:rsid="00446fc1" officeooo:paragraph-rsid="00446fc1"/>
    </style:style>
    <style:style style:name="P62" style:family="paragraph" style:parent-style-name="Table_20_Contents">
      <style:text-properties officeooo:rsid="006c8e28" officeooo:paragraph-rsid="006c8e28"/>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officeooo:rsid="001ce928"/>
    </style:style>
    <style:style style:name="T6" style:family="text">
      <style:text-properties officeooo:rsid="001e966a"/>
    </style:style>
    <style:style style:name="T7" style:family="text">
      <style:text-properties officeooo:rsid="00266f75"/>
    </style:style>
    <style:style style:name="T8" style:family="text">
      <style:text-properties officeooo:rsid="0029b760"/>
    </style:style>
    <style:style style:name="T9" style:family="text">
      <style:text-properties officeooo:rsid="002a9e87"/>
    </style:style>
    <style:style style:name="T10" style:family="text">
      <style:text-properties officeooo:rsid="002d38c2"/>
    </style:style>
    <style:style style:name="T11" style:family="text">
      <style:text-properties officeooo:rsid="0035a49c"/>
    </style:style>
    <style:style style:name="T12" style:family="text">
      <style:text-properties officeooo:rsid="00383329"/>
    </style:style>
    <style:style style:name="T13" style:family="text">
      <style:text-properties officeooo:rsid="003c3022"/>
    </style:style>
    <style:style style:name="T14" style:family="text">
      <style:text-properties officeooo:rsid="003cc19b"/>
    </style:style>
    <style:style style:name="T15" style:family="text">
      <style:text-properties officeooo:rsid="003d1121"/>
    </style:style>
    <style:style style:name="T16" style:family="text">
      <style:text-properties officeooo:rsid="003ea29b"/>
    </style:style>
    <style:style style:name="T17" style:family="text">
      <style:text-properties fo:font-style="normal" officeooo:rsid="003ea29b" style:font-style-asian="normal" style:font-style-complex="normal"/>
    </style:style>
    <style:style style:name="T18" style:family="text">
      <style:text-properties officeooo:rsid="003f6f24"/>
    </style:style>
    <style:style style:name="T19" style:family="text">
      <style:text-properties officeooo:rsid="00403991"/>
    </style:style>
    <style:style style:name="T20" style:family="text">
      <style:text-properties officeooo:rsid="00408a17"/>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403991"/>
    </style:style>
    <style:style style:name="T23" style:family="text">
      <style:text-properties officeooo:rsid="00427392"/>
    </style:style>
    <style:style style:name="T24" style:family="text">
      <style:text-properties officeooo:rsid="00432c2e"/>
    </style:style>
    <style:style style:name="T25" style:family="text">
      <style:text-properties officeooo:rsid="00437b4c"/>
    </style:style>
    <style:style style:name="T26" style:family="text">
      <style:text-properties officeooo:rsid="00446fc1"/>
    </style:style>
    <style:style style:name="T27" style:family="text">
      <style:text-properties officeooo:rsid="004634e4"/>
    </style:style>
    <style:style style:name="T28" style:family="text">
      <style:text-properties officeooo:rsid="0048fac2"/>
    </style:style>
    <style:style style:name="T29" style:family="text">
      <style:text-properties officeooo:rsid="004986d9"/>
    </style:style>
    <style:style style:name="T30" style:family="text">
      <style:text-properties officeooo:rsid="004a8cbc"/>
    </style:style>
    <style:style style:name="T31" style:family="text">
      <style:text-properties officeooo:rsid="004ba6fc"/>
    </style:style>
    <style:style style:name="T32" style:family="text">
      <style:text-properties officeooo:rsid="004e2e23"/>
    </style:style>
    <style:style style:name="T33" style:family="text">
      <style:text-properties officeooo:rsid="004eb57d"/>
    </style:style>
    <style:style style:name="T34" style:family="text">
      <style:text-properties officeooo:rsid="004f4b6b"/>
    </style:style>
    <style:style style:name="T35" style:family="text">
      <style:text-properties officeooo:rsid="00514b0b"/>
    </style:style>
    <style:style style:name="T36" style:family="text">
      <style:text-properties officeooo:rsid="0052d1b3"/>
    </style:style>
    <style:style style:name="T37" style:family="text">
      <style:text-properties officeooo:rsid="00536e92"/>
    </style:style>
    <style:style style:name="T38" style:family="text">
      <style:text-properties officeooo:rsid="005532ca"/>
    </style:style>
    <style:style style:name="T39" style:family="text">
      <style:text-properties officeooo:rsid="00570dfe"/>
    </style:style>
    <style:style style:name="T40" style:family="text">
      <style:text-properties officeooo:rsid="00599d2b"/>
    </style:style>
    <style:style style:name="T41" style:family="text">
      <style:text-properties officeooo:rsid="005bdca2"/>
    </style:style>
    <style:style style:name="T42" style:family="text">
      <style:text-properties officeooo:rsid="005db39d"/>
    </style:style>
    <style:style style:name="T43" style:family="text">
      <style:text-properties officeooo:rsid="005f6c18"/>
    </style:style>
    <style:style style:name="T44" style:family="text">
      <style:text-properties officeooo:rsid="0064a87e"/>
    </style:style>
    <style:style style:name="T45" style:family="text">
      <style:text-properties officeooo:rsid="0066692d"/>
    </style:style>
    <style:style style:name="T46" style:family="text">
      <style:text-properties officeooo:rsid="00668697"/>
    </style:style>
    <style:style style:name="T47" style:family="text">
      <style:text-properties officeooo:rsid="0067daaa"/>
    </style:style>
    <style:style style:name="T48" style:family="text">
      <style:text-properties officeooo:rsid="0067f11e"/>
    </style:style>
    <style:style style:name="T49" style:family="text">
      <style:text-properties officeooo:rsid="006961a1"/>
    </style:style>
    <style:style style:name="T50" style:family="text">
      <style:text-properties officeooo:rsid="006b0908"/>
    </style:style>
    <style:style style:name="T51" style:family="text">
      <style:text-properties officeooo:rsid="006c04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Scientific Data Management System (SDMS) – <text:span text:style-name="T1">Specification</text:span></text:p>
      <text:p text:style-name="P15"/>
      <text:p text:style-name="P15">Dale Stansberry, Systems Programmer</text:p>
      <text:p text:style-name="P2">Oak Ridge National Laboratory</text:p>
      <text:p text:style-name="P2">Oak Ridge Leadership Computing Facility</text:p>
      <text:p text:style-name="P2">Advanced Data and Workflows Group</text:p>
      <text:p text:style-name="P2"><text:span text:style-name="T1">Decem</text:span>ber, 2017</text:p>
      <text:p text:style-name="P2"/>
      <text:h text:style-name="P56" text:outline-level="1">Purpose</text:h>
      <text:p text:style-name="Standard">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P4">The SDMS is a data management, collaboration, and <text:span text:style-name="T6">provisioning </text:span>system that <text:span text:style-name="T5">enhances Quality of Data (QoD) for data records generated and used by research scientists within </text:span>HPC environments<text:span text:style-name="T5">. The SDMS</text:span> <text:span text:style-name="T6">builds upon </text:span>the capabilities of existing grid computing technologies <text:span text:style-name="T6">(</text:span>Grid Security Infrastructure, <text:span text:style-name="T6">or </text:span>GSI, and GridFTP<text:span text:style-name="T6">) which enables secure, high efficiency, global data transfers; however, unlike Globus or distributed file systems, the SDMS provides higher-level features, including:</text:span></text:p>
      <text:p text:style-name="P3"/>
      <text:list xml:id="list167580092385762958" text:style-name="L1">
        <text:list-item>
          <text:p text:style-name="P42">Globally accessible centralized storage</text:p>
        </text:list-item>
        <text:list-item>
          <text:p text:style-name="P42">Local provisioning with smart local caching</text:p>
        </text:list-item>
        <text:list-item>
          <text:p text:style-name="P42">Data tagging</text:p>
        </text:list-item>
        <text:list-item>
          <text:p text:style-name="P42"><text:span text:style-name="T37">Structured, domain-specific m</text:span>etadata indexing and search</text:p>
        </text:list-item>
        <text:list-item>
          <text:p text:style-name="P42">Fine-grained access control</text:p>
        </text:list-item>
        <text:list-item>
          <text:p text:style-name="P42">Data collections</text:p>
        </text:list-item>
        <text:list-item>
          <text:p text:style-name="P43">Collaboration features</text:p>
        </text:list-item>
        <text:list-item>
          <text:p text:style-name="P42">Data dissemination</text:p>
        </text:list-item>
      </text:list>
      <text:p text:style-name="P7"/>
      <text:p text:style-name="P8">A critical aspect of the SDMS is that it <text:span text:style-name="T33">enhances </text:span>certain aspects of Quality of Data (QoD) that are vital to scientific research activities. QoD can be defined as an aggregate measure of certainty, completeness, validity, consistency, and reliability. The SDMS addresses aspects of data certainty (by controlling identifiers, storage, and revisions), <text:span text:style-name="T33">consistency (by ensuring data records do not change while they are being used), and </text:span>reliability (by ensuring valid <text:span text:style-name="T7">storage and </text:span>transmission via check sums). <text:span text:style-name="T34">The SDMS can also be used as a tool to enhance other QoD criteria such as completeness and validity by enabling easy access to data and metadata for peer review and/or automated verification processes.</text:span></text:p>
      <text:p text:style-name="P5"/>
      <text:p text:style-name="P12">In general, the SDMS supports mid-tier data quality and is intended for important data that needs to be controlled for the duration of a research project. <text:span text:style-name="T45">Stable h</text:span>igh-quality data intended for publication <text:soft-page-break/>should be supported by a long-term curation system based on Digital Object Identifiers (DOIs). File systems are useful for lower quality and/or transient data that does not need to be shared with a community.</text:p>
      <text:h text:style-name="P57" text:outline-level="1">Data Record<text:span text:style-name="T38">s</text:span></text:h>
      <text:p text:style-name="P35"><text:span text:style-name="T39">A data record within t</text:span>he SDMS <text:span text:style-name="T39">consists of a unique identifier, revision number, user-defined data, optional structured metadata (in JSON), and various other informative and/or administrative fields (including access controls). The actual data contained in an SDMS data record can be in any format and be of any size, so long as quotas are not exceeded. The SDMS does not utilize the data content for any internal processes. If the optional structured metadata is provided, the SDMS indexes this data to support query, filter, and reporting functions.</text:span></text:p>
      <text:h text:style-name="Heading_20_2" text:outline-level="2">Data Identification</text:h>
      <text:p text:style-name="P6"><text:span text:style-name="T35">T</text:span>he SDMS <text:span text:style-name="T35">generates a unique alphanumeric identifiers for each data record when they are first created. This identifier is stable and is never re-used; and can be used to unambiguously select a data record for any supported SDMS function.</text:span></text:p>
      <text:h text:style-name="Heading_20_3" text:outline-level="3">Aliases</text:h>
      <text:p text:style-name="P16">Because the auto-generated data record identifiers are not “human friendly”, the SDMS allows one user-defined alias to be associated with each data record (or collectio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system id. If the prefix is omitted, it defaults to the id of the client user.</text:p>
      <text:h text:style-name="Heading_20_2" text:outline-level="2"><text:span text:style-name="T37">Structured </text:span>Metadata</text:h>
      <text:p text:style-name="P36">Structured, domain-specific metadata may be associated and stored with a data record in JavaScript Object Notation (JSON). Metadata is indexed and may be used for queries, filters, and reports. Metadata may be specified when a data record is first created, or it may be added, or updated afterwards. The SDMS does not restrict the structure or contents of metadata in anyway; however, there is a size limit based on the specific configuration of an SDMS installation (usually 32MB).</text:p>
      <text:h text:style-name="Heading_20_1" text:outline-level="1">Collections</text:h>
      <text:p text:style-name="P40">SDMS collections are containers of items (data records and other collections) that can be used to create, organize, and manage data records. Collections are similar to directories in file systems, with the important distinction that contained items are <text:span text:style-name="T21">links</text:span> to data records and other collection and are <text:span text:style-name="T21">not actually stored there</text:span> (similar to soft link in a POSIX file system). Different collections can have links to the same items, permitting arbitrary, multifaceted organizational structures to be created.</text:p>
      <text:p text:style-name="P40"><text:soft-page-break/>Like data records, collections have an auto-generate identifier and can be assigned a human-friendly alias. <text:span text:style-name="T44">Collections also have various informational and administrative fields, and can also have access controls defined.</text:span></text:p>
      <text:h text:style-name="Heading_20_1" text:outline-level="1">Central <text:span text:style-name="T44">Data Repository</text:span></text:h>
      <text:p text:style-name="P18">The SDMS provides a centralized, scalable, high performance storage system mounted behind a customized GridFTP 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5">in</text:span>to a managed data cached within supported environments. (This is particularly useful for workflows.)</text:p>
      <text:p text:style-name="P18"/>
      <text:p text:style-name="P19">The SDMS central data repository is not compatible with Globus Connect servers; however, data can be transferred to any GridFTP server so long as the user initiating the transfer is authorized to access the data. SDMS users also have the option to enable public read access which allows <text:span text:style-name="T46">anonymous users </text:span>to transfer data from the SDMS central repository without GSI credentials. <text:span text:style-name="T46">(Anonymous write and delete access is not permitted.)</text:span></text:p>
      <text:h text:style-name="P58" text:outline-level="1">Local <text:span text:style-name="T41">Provisioning</text:span></text:h>
      <text:p text:style-name="Standard">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Standard"/>
      <text:p text:style-name="P20">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P20"/>
      <text:p text:style-name="P20"><text:span text:style-name="T46">Provisioning data to the local managed SDMS cache places the data in a </text:span><text:span text:style-name="T4">read-only</text:span><text:span text:style-name="T46">,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P20"/>
      <text:p text:style-name="P22">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P22"/>
      <text:p text:style-name="P22"><text:soft-page-break/>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P22"/>
      <text:p text:style-name="P22">Note that the SDMS is not <text:span text:style-name="T50">intended to be </text:span>a full featured version control system. <text:span text:style-name="T50">Revision control is only intended to solve the specific concurrency and consistency issue described above.</text:span></text:p>
      <text:p text:style-name="P22"/>
      <text:p text:style-name="P21"><text:span text:style-name="T47">Local </text:span>Caching <text:span text:style-name="T48">Implementation Notes:</text:span></text:p>
      <text:list xml:id="list7681732162771351935" text:style-name="L2">
        <text:list-item>
          <text:p text:style-name="P44">The local cache will be a directory owned by a system SDMS account.</text:p>
        </text:list-item>
        <text:list-item>
          <text:p text:style-name="P44">Permissions will be set to other +rx</text:p>
        </text:list-item>
        <text:list-item>
          <text:p text:style-name="P44">Data files in this directory will be owned by the SDMS account with permissions for others set to -rw</text:p>
        </text:list-item>
        <text:list-item>
          <text:p text:style-name="P44">User that are authorized to access specific data files (based on SDMS access controls) will be added to POSIX user access control lists (setfacl -mu:xxx:w file)</text:p>
        </text:list-item>
        <text:list-item>
          <text:p text:style-name="P44">This allows anyone to list the directory, but only authorized users can read the files.</text:p>
        </text:list-item>
        <text:list-item>
          <text:p text:style-name="P44"><text:span text:style-name="T49">Obviously t</text:span>his requires the use of a POSIX file system that supports <text:span text:style-name="T49">ACLs.</text:span></text:p>
        </text:list-item>
        <text:list-item>
          <text:p text:style-name="P44">(My initial thought was to use symbolic links, but this doesn't work because symbolic links present the file permissions of the link target, and the permissions of the link are ignored by POSIX file systems.)</text:p>
        </text:list-item>
      </text:list>
      <text:h text:style-name="P59" text:outline-level="1">Access Control</text:h>
      <text:p text:style-name="P9">Similarly to POSIX file systems, the SDMS defines a number of permissions that can be bitwise combined and subsequently applied to a data records and/or collections via <text:span text:style-name="T14">owner permissions, </text:span>user/group access control lists (ACLs), <text:span text:style-name="T14">and</text:span> default settings <text:span text:style-name="T14">(aka “other” in POSIX file systems)</text:span>. <text:span text:style-name="T16">Permissions are explicitly </text:span><text:span text:style-name="T3">granted</text:span><text:span text:style-name="T16"> or </text:span><text:span text:style-name="T3">denied</text:span><text:span text:style-name="T17">, enabling more specific access control settings to augment or negate less specific settings without ambiguity</text:span><text:span text:style-name="T16">. </text:span>The <text:span text:style-name="T16">specific </text:span>permission<text:span text:style-name="T16">s</text:span> are defined <text:span text:style-name="T14">symbolically </text:span>as follows:</text:p>
      <text:p text:style-name="P9"/>
      <text:list xml:id="list5176033985314090070" text:style-name="L3">
        <text:list-item>
          <text:p text:style-name="P45">PERM_READ – The ability to read a data record (data and/or metadata), or view items in a collection.</text:p>
        </text:list-item>
        <text:list-item>
          <text:p text:style-name="P45">PERM_WRITE – The ability to <text:span text:style-name="T10">write (update) </text:span>a data record, <text:span text:style-name="T11">or link/unlink items in a collection</text:span></text:p>
        </text:list-item>
        <text:list-item>
          <text:p text:style-name="P47">PERM_DELETE – The ability to delete a data record or collection.</text:p>
        </text:list-item>
        <text:list-item>
          <text:p text:style-name="P48">PERM_ALIAS – The ability to add, remove, or edit the aliases associated with a data record or collection.</text:p>
        </text:list-item>
        <text:list-item>
          <text:p text:style-name="P48">PERM_TAG – The ability to add, remove, or edit tags associated with a data record or collection.</text:p>
        </text:list-item>
        <text:list-item>
          <text:p text:style-name="P49">PERM_ANNOTATE – The ability to annotate (add/edit notes) a data record or collection.</text:p>
        </text:list-item>
        <text:list-item>
          <text:p text:style-name="P45">PERM_ADMIN – <text:span text:style-name="T10">The ability to view and set access control settings on data records and/or collections, and to view and/or edit a collections attributes (description, owner, project, etc).</text:span></text:p>
        </text:list-item>
        <text:list-item>
          <text:p text:style-name="P50">PERM_ALL – All of the permissions defined above.</text:p>
        </text:list-item>
        <text:list-item>
          <text:p text:style-name="P47"><text:soft-page-break/>PERM_NONE – The absence of <text:span text:style-name="T16">any </text:span>permissions.</text:p>
        </text:list-item>
      </text:list>
      <text:p text:style-name="P14"/>
      <text:p text:style-name="P10">Data records within the SDMS have an associated access control setting that is a combination of owner permissions (which default to PERM_ALL), <text:span text:style-name="T18">optional </text:span>user ACLs, <text:span text:style-name="T18">optional </text:span>group ACLs, and optional default permissions. <text:span text:style-name="T19">(Note that unlike POSIX, there is no “group owner” or “group permission” concept defined in the SDMS – group ACLs are used instead.) All of the different permissions, taken together, determine which actions a specific user may take for a given data record. <text:s/>The same is generally true for c</text:span>ollections; <text:span text:style-name="T19">however, there are additional permissions associated with collections that govern permission inheritance for contained items. Unlike POSIX directories, SDMS c</text:span>ollections <text:span text:style-name="T19">have three independent sets of permissions: one for the collection itself (to determine what actions a user can take on the collection), one that defines inherited permissions for </text:span><text:span text:style-name="T22">contained data records</text:span><text:span text:style-name="T19">, and another that defines inherited permissions for </text:span><text:span text:style-name="T22">contained collections</text:span><text:span text:style-name="T19">. The separation of inherited permissions for collections enables very precise access control to hierarchical data archives.</text:span></text:p>
      <text:p text:style-name="P14"/>
      <text:p text:style-name="P14">Access control follow<text:span text:style-name="T20">s</text:span> specific <text:span text:style-name="T13">policies and constraints for a given “target item” (data record or collection)</text:span>, as <text:s/><text:span text:style-name="T15">follows:</text:span></text:p>
      <text:p text:style-name="P14"/>
      <text:list xml:id="list3286439957881798312" text:style-name="L4">
        <text:list-item>
          <text:p text:style-name="P51">More specific access control settings override less specific access control settings.</text:p>
        </text:list-item>
        <text:list-item>
          <text:p text:style-name="P52"><text:span text:style-name="T8">Access </text:span>den<text:span text:style-name="T8">ial</text:span> <text:span text:style-name="T8">settings override access grant settings at the same level of specificity.</text:span></text:p>
        </text:list-item>
        <text:list-item>
          <text:p text:style-name="P53">Owner permissions override user, group, and default permissions at the same<text:span text:style-name="T8"> level of specificity.</text:span></text:p>
        </text:list-item>
        <text:list-item>
          <text:p text:style-name="P53"><text:span text:style-name="T24">A</text:span> user-level ACL <text:span text:style-name="T24">defined on the target item that is </text:span>associated with the owner of the <text:span text:style-name="T24">target </text:span>item would be redundant and shall not be allowed (user owner permission setting).</text:p>
        </text:list-item>
        <text:list-item>
          <text:p text:style-name="P51">User-level access settings override group and default permissions at the same level of specificity.</text:p>
        </text:list-item>
        <text:list-item>
          <text:p text:style-name="P51">Group-level access settings override default <text:span text:style-name="T23">permissions </text:span>at the same level of specificity.</text:p>
        </text:list-item>
        <text:list-item>
          <text:p text:style-name="P46">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54">Only parent collections that are owned by the same user that owns the <text:span text:style-name="T25">target </text:span>item <text:span text:style-name="T24">shall be</text:span> evaluated.</text:p>
            </text:list-item>
            <text:list-item>
              <text:p text:style-name="P51"><text:span text:style-name="T12">P</text:span>arent collection<text:span text:style-name="T12">s</text:span> <text:span text:style-name="T24">shall be evaluated from most specific to least specific, until applicable access settings are found, or the hierarchy is fully searched.</text:span></text:p>
            </text:list-item>
            <text:list-item>
              <text:p text:style-name="P55">Only permissions defined for inherited data records <text:span text:style-name="T25">within the parent collection hierarchy </text:span>shall be evaluated if the <text:span text:style-name="T25">target </text:span>item is a data record .</text:p>
            </text:list-item>
            <text:list-item>
              <text:p text:style-name="P55">Only permissions defined for inherited collections <text:span text:style-name="T25">within the parent collection hierarchy </text:span>shall be evaluated if the <text:span text:style-name="T25">target </text:span>item is a collection.</text:p>
            </text:list-item>
            <text:list-item>
              <text:p text:style-name="P51">If <text:span text:style-name="T9">the parent collection hierarchy contains branches (i.e. multiple parent collections at the same level of specificity),</text:span> then the resulting <text:span text:style-name="T24">permissions for the target item shall be</text:span> calculated as the union of <text:span text:style-name="T12">the individual</text:span> <text:span text:style-name="T12">permissions determined for each independent pathway through the </text:span>parent collection <text:span text:style-name="T12">hierarchy (while adhering to all other constraints)</text:span>.</text:p>
            </text:list-item>
          </text:list>
        </text:list-item>
        <text:list-item>
          <text:p text:style-name="P46">If no applicable access settings are found <text:span text:style-name="T12">by the above policies and constraints, then </text:span>the resulting access permissions are <text:span text:style-name="T12">defined as the global permissions as defined by the owner (usually </text:span>PERM_NONE<text:span text:style-name="T24">)</text:span>.</text:p>
        </text:list-item>
      </text:list>
      <text:h text:style-name="Heading_20_1" text:outline-level="1"><text:soft-page-break/>Groups</text:h>
      <text:p text:style-name="P38">Groups are user-defined collections of users <text:span text:style-name="T40">intended for</text:span> defining group-level ACLs. Groups are defined independently of group ACLs, and may be referenced by more than one group ACL. Groups are not the same as “projects”, but are necessary part of the configuration and administration of projects.</text:p>
      <text:h text:style-name="Heading_20_1" text:outline-level="1">Projects</text:h>
      <text:p text:style-name="P11">Projects <text:span text:style-name="T27">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P11"/>
      <text:p text:style-name="P17">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h text:style-name="Heading_20_1" text:outline-level="1">Tag<text:span text:style-name="T36">ging</text:span></text:h>
      <text:p text:style-name="P13">Tags can be defined and associated with data records and collections, then subsequently used within data queries or to filter listings (or views in front ends). Tags can be created by any user, but are not owned by anyone and cannot be deleted. The total collection of available tags grows as users create and apply them, and unused tags are deleted as they become orphaned.</text:p>
      <text:p text:style-name="P13"/>
      <text:p text:style-name="P13">Note that tags are not considered part of the structured metadata of a data record; however, this is a minor distinction since tags can be used in most places where structured metadata is used (queries, filters, views, and reports).</text:p>
      <text:h text:style-name="Heading_20_1" text:outline-level="1">Annotations</text:h>
      <text:p text:style-name="P39">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0">information, warning</text:span>s<text:span text:style-name="T30">, error</text:span>s<text:span text:style-name="T30">, or action items.</text:span></text:p>
      <text:p text:style-name="P39">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text:soft-page-break/>documentation or web sites). Warnings might be used to indicate important caveats or limitations to be aware of when using specific data.</text:p>
      <text:p text:style-name="P39">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39"><text:span text:style-name="T43">Like an error annotation, the own of a data record or collection is notified when another user creates an action item </text:span>annotations. <text:span text:style-name="T43">Action items can be used for non-critical management activities such as requesting updates to metadata, tags, or access controls. The creator of the action item is notified when the owner closes the annotation.</text:span></text:p>
      <text:h text:style-name="Heading_20_1" text:outline-level="1">Dissemination</text:h>
      <text:p text:style-name="P41">Note: will think about this later – this only makes sense in the context of the data portal which is currently out of scope. It's easy to implement though – just retain email/account info for subscribers and provide hooks in the get/put calls to the SDMS.</text:p>
      <text:h text:style-name="Heading_20_1" text:outline-level="1">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2">Vertex Type</text:p>
            </table:table-cell>
            <table:table-cell table:style-name="Table1.A1" office:value-type="string">
              <text:p text:style-name="P32">Attribute</text:p>
            </table:table-cell>
            <table:table-cell table:style-name="Table1.A1" office:value-type="string">
              <text:p text:style-name="P32">Type</text:p>
            </table:table-cell>
            <table:table-cell table:style-name="Table1.A1" office:value-type="string">
              <text:p text:style-name="P33">Req.</text:p>
            </table:table-cell>
            <table:table-cell table:style-name="Table1.E1" office:value-type="string">
              <text:p text:style-name="P32">Description</text:p>
            </table:table-cell>
          </table:table-row>
        </table:table-header-rows>
        <table:table-row>
          <table:table-cell table:style-name="Table1.A2" office:value-type="string">
            <text:p text:style-name="P23">user</text:p>
          </table:table-cell>
          <table:table-cell table:style-name="Table1.A2" office:value-type="string">
            <text:p text:style-name="Table_20_Contents">_<text:span text:style-name="T26">id</text:span></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Unique identifier <text:span text:style-name="T35">(fully qualified uname)</text:span></text:p>
          </table:table-cell>
        </table:table-row>
        <table:table-row>
          <table:table-cell table:style-name="Table1.A2" office:value-type="string">
            <text:p text:style-name="Table_20_Contents"/>
          </table:table-cell>
          <table:table-cell table:style-name="Table1.A2" office:value-type="string">
            <text:p text:style-name="P23">name_last</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Last name of user <text:span text:style-name="T28">(or project name)</text:span></text:p>
          </table:table-cell>
        </table:table-row>
        <table:table-row>
          <table:table-cell table:style-name="Table1.A2" office:value-type="string">
            <text:p text:style-name="Table_20_Contents"/>
          </table:table-cell>
          <table:table-cell table:style-name="Table1.A2" office:value-type="string">
            <text:p text:style-name="P23">name_first</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First name of user</text:p>
          </table:table-cell>
        </table:table-row>
        <table:table-row>
          <table:table-cell table:style-name="Table1.A2" office:value-type="string">
            <text:p text:style-name="P23"/>
          </table:table-cell>
          <table:table-cell table:style-name="Table1.A2" office:value-type="string">
            <text:p text:style-name="P23">email</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Primary email of user</text:p>
          </table:table-cell>
        </table:table-row>
        <table:table-row>
          <table:table-cell table:style-name="Table1.A2" office:value-type="string">
            <text:p text:style-name="P23"/>
          </table:table-cell>
          <table:table-cell table:style-name="Table1.A2" office:value-type="string">
            <text:p text:style-name="P27">is_project</text:p>
          </table:table-cell>
          <table:table-cell table:style-name="Table1.A2" office:value-type="string">
            <text:p text:style-name="P27">bool</text:p>
          </table:table-cell>
          <table:table-cell table:style-name="Table1.A2" office:value-type="string">
            <text:p text:style-name="P27">no</text:p>
          </table:table-cell>
          <table:table-cell table:style-name="Table1.E2" office:value-type="string">
            <text:p text:style-name="P27">Used to designate project user account</text:p>
          </table:table-cell>
        </table:table-row>
        <table:table-row>
          <table:table-cell table:style-name="Table1.A2" office:value-type="string">
            <text:p text:style-name="P23"/>
          </table:table-cell>
          <table:table-cell table:style-name="Table1.A2" office:value-type="string">
            <text:p text:style-name="P62">is_admin</text:p>
          </table:table-cell>
          <table:table-cell table:style-name="Table1.A2" office:value-type="string">
            <text:p text:style-name="P62">Bool</text:p>
          </table:table-cell>
          <table:table-cell table:style-name="Table1.A2" office:value-type="string">
            <text:p text:style-name="P62">no</text:p>
          </table:table-cell>
          <table:table-cell table:style-name="Table1.E2" office:value-type="string">
            <text:p text:style-name="P62">Designates a system admin account</text:p>
          </table:table-cell>
        </table:table-row>
        <table:table-row>
          <table:table-cell table:style-name="Table1.A2" office:value-type="string">
            <text:p text:style-name="P23"/>
          </table:table-cell>
          <table:table-cell table:style-name="Table1.A2" office:value-type="string">
            <text:p text:style-name="P26">ident</text:p>
          </table:table-cell>
          <table:table-cell table:style-name="Table1.A2" office:value-type="string">
            <text:p text:style-name="P26">edge</text:p>
          </table:table-cell>
          <table:table-cell table:style-name="Table1.A2" office:value-type="string">
            <text:p text:style-name="P26">yes</text:p>
          </table:table-cell>
          <table:table-cell table:style-name="Table1.E2" office:value-type="string">
            <text:p text:style-name="P26">X.509 certificate record (multiple)</text:p>
          </table:table-cell>
        </table:table-row>
        <table:table-row>
          <table:table-cell table:style-name="Table1.A2" office:value-type="string">
            <text:p text:style-name="P23"/>
          </table:table-cell>
          <table:table-cell table:style-name="Table1.A2" office:value-type="string">
            <text:p text:style-name="P27">admin</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User delegated as administrator (multiple)</text:p>
          </table:table-cell>
        </table:table-row>
        <table:table-row>
          <table:table-cell table:style-name="Table1.A2" office:value-type="string">
            <text:p text:style-name="P26">cert</text:p>
          </table:table-cell>
          <table:table-cell table:style-name="Table1.A2" office:value-type="string">
            <text:p text:style-name="P23">_<text:span text:style-name="T27">id</text:span></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3">Unique identifier within SDMS</text:p>
          </table:table-cell>
        </table:table-row>
        <table:table-row>
          <table:table-cell table:style-name="Table1.A2" office:value-type="string">
            <text:p text:style-name="P23"/>
          </table:table-cell>
          <table:table-cell table:style-name="Table1.A2" office:value-type="string">
            <text:p text:style-name="P26">subject</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6">Subject from X.509 certificate</text:p>
          </table:table-cell>
        </table:table-row>
        <table:table-row>
          <table:table-cell table:style-name="Table1.A2" office:value-type="string">
            <text:p text:style-name="P23"/>
          </table:table-cell>
          <table:table-cell table:style-name="Table1.A2" office:value-type="string">
            <text:p text:style-name="P26">content</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6">Full X.509 certificate</text:p>
          </table:table-cell>
        </table:table-row>
        <table:table-row>
          <table:table-cell table:style-name="Table1.A2" office:value-type="string">
            <text:p text:style-name="P24">group</text:p>
          </table:table-cell>
          <table:table-cell table:style-name="Table1.A2" office:value-type="string">
            <text:p text:style-name="P24">_id</text:p>
          </table:table-cell>
          <table:table-cell table:style-name="Table1.A2" office:value-type="string">
            <text:p text:style-name="P24">string</text:p>
          </table:table-cell>
          <table:table-cell table:style-name="Table1.A2" office:value-type="string">
            <text:p text:style-name="P24">yes</text:p>
          </table:table-cell>
          <table:table-cell table:style-name="Table1.E2" office:value-type="string">
            <text:p text:style-name="P24">Unique identifier within SDMS</text:p>
          </table:table-cell>
        </table:table-row>
        <text:soft-page-break/>
        <table:table-row>
          <table:table-cell table:style-name="Table1.A2" office:value-type="string">
            <text:p text:style-name="Table_20_Contents"/>
          </table:table-cell>
          <table:table-cell table:style-name="Table1.A2" office:value-type="string">
            <text:p text:style-name="P24">title</text:p>
          </table:table-cell>
          <table:table-cell table:style-name="Table1.A2" office:value-type="string">
            <text:p text:style-name="P24">string</text:p>
          </table:table-cell>
          <table:table-cell table:style-name="Table1.A2" office:value-type="string">
            <text:p text:style-name="P27">no</text:p>
          </table:table-cell>
          <table:table-cell table:style-name="Table1.E2" office:value-type="string">
            <text:p text:style-name="P24">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6">member</text:p>
          </table:table-cell>
          <table:table-cell table:style-name="Table1.A2" office:value-type="string">
            <text:p text:style-name="P26">edge</text:p>
          </table:table-cell>
          <table:table-cell table:style-name="Table1.A2" office:value-type="string">
            <text:p text:style-name="P26">no</text:p>
          </table:table-cell>
          <table:table-cell table:style-name="Table1.E2" office:value-type="string">
            <text:p text:style-name="P26">Member user(s) (multiple)</text:p>
          </table:table-cell>
        </table:table-row>
        <table:table-row>
          <table:table-cell table:style-name="Table1.A2" office:value-type="string">
            <text:p text:style-name="P28">collection</text:p>
          </table:table-cell>
          <table:table-cell table:style-name="Table1.A2" office:value-type="string">
            <text:p text:style-name="P26">_<text:span text:style-name="T29">id</text:span></text:p>
          </table:table-cell>
          <table:table-cell table:style-name="Table1.A2" office:value-type="string">
            <text:p text:style-name="P24">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P26"/>
          </table:table-cell>
          <table:table-cell table:style-name="Table1.A2" office:value-type="string">
            <text:p text:style-name="P28">title</text:p>
          </table:table-cell>
          <table:table-cell table:style-name="Table1.A2" office:value-type="string">
            <text:p text:style-name="P28">string</text:p>
          </table:table-cell>
          <table:table-cell table:style-name="Table1.A2" office:value-type="string">
            <text:p text:style-name="P28">yes</text:p>
          </table:table-cell>
          <table:table-cell table:style-name="Table1.E2" office:value-type="string">
            <text:p text:style-name="P28">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8">alias</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Alias, unique for owning user</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8">item</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Contained items (multiple)</text:p>
          </table:table-cell>
        </table:table-row>
        <table:table-row>
          <table:table-cell table:style-name="Table1.A2" office:value-type="string">
            <text:p text:style-name="Table_20_Contents"/>
          </table:table-cell>
          <table:table-cell table:style-name="Table1.A2" office:value-type="string">
            <text:p text:style-name="P28">acl</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8">meta</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Tags and/or annotations (multiple)</text:p>
          </table:table-cell>
        </table:table-row>
        <table:table-row>
          <table:table-cell table:style-name="Table1.A2" office:value-type="string">
            <text:p text:style-name="P28">data</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 <text:span text:style-name="T51">plus revision number</text:span></text:p>
          </table:table-cell>
        </table:table-row>
        <table:table-row>
          <table:table-cell table:style-name="Table1.A2" office:value-type="string">
            <text:p text:style-name="Table_20_Contents"/>
          </table:table-cell>
          <table:table-cell table:style-name="Table1.A2" office:value-type="string">
            <text:p text:style-name="P28">title</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8">alias</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Alias, unique for owning user</text:p>
          </table:table-cell>
        </table:table-row>
        <table:table-row>
          <table:table-cell table:style-name="Table1.A2" office:value-type="string">
            <text:p text:style-name="Table_20_Contents"/>
          </table:table-cell>
          <table:table-cell table:style-name="Table1.A2" office:value-type="string">
            <text:p text:style-name="P31">metadata</text:p>
          </table:table-cell>
          <table:table-cell table:style-name="Table1.A2" office:value-type="string">
            <text:p text:style-name="P31">JSON</text:p>
          </table:table-cell>
          <table:table-cell table:style-name="Table1.A2" office:value-type="string">
            <text:p text:style-name="P31">no</text:p>
          </table:table-cell>
          <table:table-cell table:style-name="Table1.E2" office:value-type="string">
            <text:p text:style-name="P31">Structured domain-specific metadata</text:p>
          </table:table-cell>
        </table:table-row>
        <table:table-row>
          <table:table-cell table:style-name="Table1.A2" office:value-type="string">
            <text:p text:style-name="Table_20_Contents"/>
          </table:table-cell>
          <table:table-cell table:style-name="Table1.A2" office:value-type="string">
            <text:p text:style-name="P29">created</text:p>
          </table:table-cell>
          <table:table-cell table:style-name="Table1.A2" office:value-type="string">
            <text:p text:style-name="P29">edge</text:p>
          </table:table-cell>
          <table:table-cell table:style-name="Table1.A2" office:value-type="string">
            <text:p text:style-name="P29">yes</text:p>
          </table:table-cell>
          <table:table-cell table:style-name="Table1.E2" office:value-type="string">
            <text:p text:style-name="P29">User that created data record</text:p>
          </table:table-cell>
        </table:table-row>
        <table:table-row>
          <table:table-cell table:style-name="Table1.A2" office:value-type="string">
            <text:p text:style-name="Table_20_Contents"/>
          </table:table-cell>
          <table:table-cell table:style-name="Table1.A2" office:value-type="string">
            <text:p text:style-name="P29">modified</text:p>
          </table:table-cell>
          <table:table-cell table:style-name="Table1.A2" office:value-type="string">
            <text:p text:style-name="P29">edge</text:p>
          </table:table-cell>
          <table:table-cell table:style-name="Table1.A2" office:value-type="string">
            <text:p text:style-name="P28">yes</text:p>
          </table:table-cell>
          <table:table-cell table:style-name="Table1.E2" office:value-type="string">
            <text:p text:style-name="P29">User(s) that modified date record</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8">acl</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8">meta</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Tags and/or not<text:span text:style-name="T32">e</text:span>s (multiple)</text:p>
          </table:table-cell>
        </table:table-row>
        <table:table-row>
          <table:table-cell table:style-name="Table1.A2" office:value-type="string">
            <text:p text:style-name="P28">tag</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Table_20_Contents"/>
          </table:table-cell>
          <table:table-cell table:style-name="Table1.A2" office:value-type="string">
            <text:p text:style-name="P28">name</text:p>
          </table:table-cell>
          <table:table-cell table:style-name="Table1.A2" office:value-type="string">
            <text:p text:style-name="P28">string</text:p>
          </table:table-cell>
          <table:table-cell table:style-name="Table1.A2" office:value-type="string">
            <text:p text:style-name="P28">yes</text:p>
          </table:table-cell>
          <table:table-cell table:style-name="Table1.E2" office:value-type="string">
            <text:p text:style-name="P28">Unique human-friendly name</text:p>
          </table:table-cell>
        </table:table-row>
        <table:table-row>
          <table:table-cell table:style-name="Table1.A2" office:value-type="string">
            <text:p text:style-name="P28"><text:span text:style-name="T42">an</text:span>not<text:span text:style-name="T42">ation</text:span></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Table_20_Contents"/>
          </table:table-cell>
          <table:table-cell table:style-name="Table1.A2" office:value-type="string">
            <text:p text:style-name="P29">type</text:p>
          </table:table-cell>
          <table:table-cell table:style-name="Table1.A2" office:value-type="string">
            <text:p text:style-name="P29">enum</text:p>
          </table:table-cell>
          <table:table-cell table:style-name="Table1.A2" office:value-type="string">
            <text:p text:style-name="P29">yes</text:p>
          </table:table-cell>
          <table:table-cell table:style-name="Table1.E2" office:value-type="string">
            <text:p text:style-name="P29">One of: information, warning, error, action, <text:span text:style-name="T31">question</text:span></text:p>
          </table:table-cell>
        </table:table-row>
        <table:table-row>
          <table:table-cell table:style-name="Table1.A2" office:value-type="string">
            <text:p text:style-name="Table_20_Contents"/>
          </table:table-cell>
          <table:table-cell table:style-name="Table1.A2" office:value-type="string">
            <text:p text:style-name="P28">text</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8">Text of <text:span text:style-name="T31">note</text:span></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text:p>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34">Edge Type</text:p>
            </table:table-cell>
            <table:table-cell table:style-name="Table2.A1" office:value-type="string">
              <text:p text:style-name="P34">Attribute</text:p>
            </table:table-cell>
            <table:table-cell table:style-name="Table2.A1" office:value-type="string">
              <text:p text:style-name="P34">Type</text:p>
            </table:table-cell>
            <table:table-cell table:style-name="Table2.A1" office:value-type="string">
              <text:p text:style-name="P34">Req.</text:p>
            </table:table-cell>
            <table:table-cell table:style-name="Table2.E1" office:value-type="string">
              <text:p text:style-name="P34">Description</text:p>
            </table:table-cell>
          </table:table-row>
        </table:table-header-rows>
        <table:table-row>
          <table:table-cell table:style-name="Table2.A2" office:value-type="string">
            <text:p text:style-name="P30">owner</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ext:soft-page-break/>
        <table:table-row>
          <table:table-cell table:style-name="Table2.A2" office:value-type="string">
            <text:p text:style-name="P30">ident</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acl</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meta</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member</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item</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admin</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29">created</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Table_20_Contents"/>
          </table:table-cell>
          <table:table-cell table:style-name="Table2.A2" office:value-type="string">
            <text:p text:style-name="P29">date</text:p>
          </table:table-cell>
          <table:table-cell table:style-name="Table2.A2" office:value-type="string">
            <text:p text:style-name="P29">date</text:p>
          </table:table-cell>
          <table:table-cell table:style-name="Table2.A2" office:value-type="string">
            <text:p text:style-name="P29">yes</text:p>
          </table:table-cell>
          <table:table-cell table:style-name="Table2.E2" office:value-type="string">
            <text:p text:style-name="P29">Date/time of creation</text:p>
          </table:table-cell>
        </table:table-row>
        <table:table-row>
          <table:table-cell table:style-name="Table2.A2" office:value-type="string">
            <text:p text:style-name="P29">modified</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Table_20_Contents"/>
          </table:table-cell>
          <table:table-cell table:style-name="Table2.A2" office:value-type="string">
            <text:p text:style-name="P29">date</text:p>
          </table:table-cell>
          <table:table-cell table:style-name="Table2.A2" office:value-type="string">
            <text:p text:style-name="P29">date</text:p>
          </table:table-cell>
          <table:table-cell table:style-name="Table2.A2" office:value-type="string">
            <text:p text:style-name="P29">yes</text:p>
          </table:table-cell>
          <table:table-cell table:style-name="Table2.E2" office:value-type="string">
            <text:p text:style-name="P29">Date/time of modification</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7-12-18T10:37:04.801622506</dc:date>
    <meta:editing-duration>PT13H35M59S</meta:editing-duration>
    <meta:editing-cycles>56</meta:editing-cycles>
    <meta:generator>LibreOffice/5.1.6.2$Linux_X86_64 LibreOffice_project/10m0$Build-2</meta:generator>
    <meta:document-statistic meta:table-count="2" meta:image-count="0" meta:object-count="0" meta:page-count="9" meta:paragraph-count="322" meta:word-count="3234" meta:character-count="20297" meta:non-whitespace-character-count="17391"/>
  </office:meta>
</office:document-meta>
</file>